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Arial, Helvetica, sans-serif"/>
    <style:font-face style:name="sans-serif" svg:font-family="sans-serif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</style:style>
    <style:style style:name="P2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text-autospace="none"/>
      <style:text-properties fo:color="#3f7f5f" style:font-name="Consolas" fo:font-size="12pt" style:font-name-asian="Consolas" style:font-size-asian="12pt" style:font-name-complex="Consolas" style:font-size-complex="12pt"/>
    </style:style>
    <style:style style:name="P3" style:family="paragraph" style:parent-style-name="Heading_20_2">
      <style:paragraph-properties fo:margin-left="0in" fo:margin-right="0in" fo:text-align="start" style:justify-single-word="false" fo:orphans="2" fo:widows="2" fo:text-indent="0in" style:auto-text-indent="false" style:text-autospace="none"/>
      <style:text-properties fo:font-variant="normal" fo:text-transform="none" fo:color="#000000" style:font-name="Verdana" fo:font-size="12pt" fo:letter-spacing="normal" fo:font-style="normal" style:font-name-asian="Consolas" style:font-size-asian="12pt" style:font-name-complex="Consolas" style:font-size-complex="12pt"/>
    </style:style>
    <style:style style:name="P4" style:family="paragraph" style:parent-style-name="Heading_20_2">
      <style:paragraph-properties fo:margin-left="0in" fo:margin-right="0in" fo:margin-top="0in" fo:margin-bottom="0.0972in" loext:contextual-spacing="false" fo:orphans="2" fo:widows="2" fo:text-indent="0in" style:auto-text-indent="false" fo:padding="0in" fo:border="none"/>
      <style:text-properties fo:font-variant="normal" fo:text-transform="none" fo:color="#000000" style:font-name="Verdana" fo:letter-spacing="normal" fo:font-style="normal"/>
    </style:style>
    <style:style style:name="P5" style:family="paragraph" style:parent-style-name="Preformatted_20_Text">
      <style:paragraph-properties fo:margin-left="0in" fo:margin-right="0in" fo:margin-top="0in" fo:margin-bottom="0.0972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2pt" fo:letter-spacing="normal" fo:font-style="normal" fo:font-weight="normal"/>
    </style:style>
    <style:style style:name="P6" style:family="paragraph" style:parent-style-name="Text_20_body">
      <style:paragraph-properties fo:margin-left="0in" fo:margin-right="0in" fo:margin-top="0in" fo:margin-bottom="0.0972in" loext:contextual-spacing="false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Verdana" fo:font-size="12pt" fo:letter-spacing="normal" fo:font-style="normal" fo:font-weight="normal"/>
    </style:style>
    <style:style style:name="P7" style:family="paragraph" style:parent-style-name="Text_20_body">
      <style:paragraph-properties fo:margin-left="0in" fo:margin-right="0in" fo:margin-top="0in" fo:margin-bottom="0.0972in" loext:contextual-spacing="false" fo:text-align="justify" style:justify-single-word="false" fo:orphans="2" fo:widows="2" fo:text-indent="0in" style:auto-text-indent="false" fo:padding="0in" fo:border="none"/>
    </style:style>
    <style:style style:name="P8" style:family="paragraph" style:parent-style-name="Heading_20_1">
      <style:paragraph-properties fo:margin-left="0in" fo:margin-right="0in" fo:text-align="start" style:justify-single-word="false" fo:orphans="2" fo:widows="2" fo:text-indent="0in" style:auto-text-indent="false" style:text-autospace="none"/>
      <style:text-properties fo:font-variant="normal" fo:text-transform="none" fo:color="#000000" style:font-name="Verdana" fo:font-size="15pt" fo:letter-spacing="normal" fo:font-style="normal" style:font-name-asian="Consolas" style:font-size-asian="12pt" style:font-name-complex="Consolas" style:font-size-complex="12pt"/>
    </style:style>
    <style:style style:name="P9" style:family="paragraph" style:parent-style-name="Preformatted_20_Text">
      <style:paragraph-properties fo:margin-left="0in" fo:margin-right="0in" fo:text-align="start" style:justify-single-word="false" fo:orphans="2" fo:widows="2" fo:text-indent="0in" style:auto-text-indent="false" style:text-autospace="none"/>
      <style:text-properties fo:font-variant="normal" fo:text-transform="none" fo:color="#000000" style:font-name="Consolas" fo:font-size="12pt" fo:letter-spacing="normal" fo:font-style="normal" fo:font-weight="normal" style:font-name-asian="Consolas" style:font-size-asian="12pt" style:font-name-complex="Consolas" style:font-size-complex="12pt"/>
    </style:style>
    <style:style style:name="P10" style:family="paragraph" style:parent-style-name="Text_20_body">
      <style:paragraph-properties fo:margin-left="0in" fo:margin-right="0in" fo:text-indent="0in" style:auto-text-indent="false"/>
    </style:style>
    <style:style style:name="P11" style:family="paragraph" style:parent-style-name="Preformatted_20_Text">
      <style:paragraph-properties fo:margin-top="0in" fo:margin-bottom="0.1965in" loext:contextual-spacing="false" fo:orphans="2" fo:widows="2" fo:padding-left="0.0728in" fo:padding-right="0.0209in" fo:padding-top="0.0209in" fo:padding-bottom="0.0209in" fo:border="0.06pt solid #888888"/>
      <style:text-properties fo:font-variant="normal" fo:text-transform="none" fo:color="#000000" fo:letter-spacing="normal"/>
    </style:style>
    <style:style style:name="P12" style:family="paragraph" style:parent-style-name="Preformatted_20_Text">
      <style:paragraph-properties fo:margin-top="0in" fo:margin-bottom="0.1965in" loext:contextual-spacing="false" fo:orphans="2" fo:widows="2" fo:padding-left="0.0728in" fo:padding-right="0.0209in" fo:padding-top="0.0209in" fo:padding-bottom="0.0209in" fo:border="0.06pt solid #888888"/>
      <style:text-properties fo:font-variant="normal" fo:text-transform="none" fo:color="#666600" fo:letter-spacing="normal" fo:font-style="normal" fo:font-weight="normal"/>
    </style:style>
    <style:style style:name="P13" style:family="paragraph" style:parent-style-name="Preformatted_20_Text">
      <style:paragraph-properties fo:orphans="2" fo:widows="2" fo:padding-left="0.0728in" fo:padding-right="0.0209in" fo:padding-top="0.0209in" fo:padding-bottom="0.0209in" fo:border="0.06pt solid #888888"/>
      <style:text-properties fo:font-variant="normal" fo:text-transform="none" fo:color="#000000" fo:letter-spacing="normal"/>
    </style:style>
    <style:style style:name="P14" style:family="paragraph" style:parent-style-name="Preformatted_20_Text">
      <style:paragraph-properties fo:orphans="2" fo:widows="2" fo:padding-left="0.0728in" fo:padding-right="0.0209in" fo:padding-top="0.0209in" fo:padding-bottom="0.0209in" fo:border="0.06pt solid #888888"/>
      <style:text-properties fo:font-variant="normal" fo:text-transform="none" fo:color="#000000" fo:letter-spacing="normal" fo:font-style="normal" fo:font-weight="normal"/>
    </style:style>
    <style:style style:name="P15" style:family="paragraph" style:parent-style-name="Preformatted_20_Text">
      <style:paragraph-properties fo:orphans="2" fo:widows="2" fo:padding-left="0.0728in" fo:padding-right="0.0209in" fo:padding-top="0.0209in" fo:padding-bottom="0.0209in" fo:border="0.06pt solid #888888"/>
    </style:style>
    <style:style style:name="P16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 style:text-autospace="none"/>
      <style:text-properties fo:color="#000000" style:font-name="Consolas" fo:font-size="12pt" style:font-name-asian="Consolas" style:font-size-asian="12pt" style:font-name-complex="Consolas" style:font-size-complex="12pt"/>
    </style:style>
    <style:style style:name="T1" style:family="text">
      <style:text-properties fo:color="#000000"/>
    </style:style>
    <style:style style:name="T2" style:family="text">
      <style:text-properties fo:font-variant="normal" fo:text-transform="none" fo:color="#222222" style:font-name="sans-serif" fo:font-size="10.5pt" fo:letter-spacing="normal" fo:font-style="normal" fo:font-weight="bold"/>
    </style:style>
    <style:style style:name="T3" style:family="text">
      <style:text-properties fo:font-variant="normal" fo:text-transform="none" fo:color="#222222" style:font-name="sans-serif" fo:font-size="10.5pt" fo:letter-spacing="normal" fo:font-style="normal" fo:font-weight="normal"/>
    </style:style>
    <style:style style:name="T4" style:family="text">
      <style:text-properties fo:font-variant="normal" fo:text-transform="none" fo:color="#222222" fo:letter-spacing="normal"/>
    </style:style>
    <style:style style:name="T5" style:family="text">
      <style:text-properties fo:font-variant="normal" fo:text-transform="none" fo:color="#0b0080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fffff" loext:char-shading-value="0"/>
    </style:style>
    <style:style style:name="T6" style:family="text">
      <style:text-properties fo:font-variant="normal" fo:text-transform="none" fo:color="#000000" style:font-name="Verdana" fo:font-size="12pt" fo:letter-spacing="normal" fo:font-style="normal" fo:font-weight="normal"/>
    </style:style>
    <style:style style:name="T7" style:family="text">
      <style:text-properties fo:font-style="normal" fo:font-weight="normal"/>
    </style:style>
    <style:style style:name="T8" style:family="text">
      <style:text-properties fo:color="#000088"/>
    </style:style>
    <style:style style:name="T9" style:family="text">
      <style:text-properties fo:color="#000088" fo:font-style="normal" fo:font-weight="normal"/>
    </style:style>
    <style:style style:name="T10" style:family="text">
      <style:text-properties fo:color="#666600"/>
    </style:style>
    <style:style style:name="T11" style:family="text">
      <style:text-properties fo:color="#666600" fo:font-style="normal" fo:font-weight="normal"/>
    </style:style>
    <style:style style:name="T12" style:family="text">
      <style:text-properties fo:color="#660066"/>
    </style:style>
    <style:style style:name="T13" style:family="text">
      <style:text-properties fo:color="#660066" fo:font-style="normal" fo:font-weight="normal"/>
    </style:style>
    <style:style style:name="T14" style:family="text">
      <style:text-properties fo:color="#008800" fo:font-style="normal" fo:font-weight="normal"/>
    </style:style>
    <style:style style:name="fr1" style:family="graphic" style:parent-style-name="Frame">
      <style:graphic-properties fo:margin-left="0.1043in" fo:margin-right="0in" fo:margin-top="0in" fo:margin-bottom="0in" style:wrap="left" style:number-wrapped-paragraphs="no-limit" style:vertical-pos="top" style:vertical-rel="paragraph-content" style:horizontal-pos="right" style:horizontal-rel="paragraph" fo:padding="0in" fo:border="none"/>
    </style:style>
    <style:style style:name="fr2" style:family="graphic" style:parent-style-name="OLE">
      <style:graphic-properties fo:margin-left="0in" fo:margin-right="0in" fo:margin-top="0in" fo:margin-bottom="0in" style:wrap="run-through" style:number-wrapped-paragraphs="no-limit" style:vertical-pos="from-top" style:vertical-rel="frame" style:horizontal-pos="from-left" style:horizontal-rel="frame" fo:padding="0in" fo:border="non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Crea una aplicación que almacene los datos básicos de un vehículo como la matricula(String), marca (String), tamaño de deposito (double) y modelo (String) en ese orden y de uno en uno usando la clase DataInputStream.</text:p>
      <text:p text:style-name="P1">Los datos anteriores datos se pedirán por teclado y se irán añadiendo al fichero (no se sobrescriben los datos) cada vez que ejecutemos la aplicación.</text:p>
      <text:p text:style-name="P1">El fichero siempre sera el mismo, en todos los casos.</text:p>
      <text:p text:style-name="P1">Muestra todos los datos de cada coche , es decir, si tenemos 3 vehículos mostrara 3 elementos con sus respectivos datos. </text:p>
      <text:p text:style-name="P1"/>
      <text:p text:style-name="P1">2. tienes los siguinetes datos </text:p>
      <text:p text:style-name="P1"><text:tab/>double[] precios={1, 1.44, 8,90, 62};</text:p>
      <text:p text:style-name="P1"><text:s text:c="7"/><text:tab/> int[] unidades={5, 7, 12, 8, 30};</text:p>
      <text:p text:style-name="P1"><text:s text:c="6"/><text:tab/> String[] descripciones={"paquetes de papel", "lápices", "bolígrafos", "carteras", "mesas"};</text:p>
      <text:p text:style-name="P1">que se corresponden con un pedido. Genera el fichero pedido.dat, con estos datos, posteriormente visualiza el mismo fichero y genera el total del pedido</text:p>
      <text:p text:style-name="P16">Nota:Podemos usar el swing de Java.</text:p>
      <text:p text:style-name="P2"><text:span text:style-name="T2">Swing</text:span><text:span text:style-name="T4"> </text:span><text:span text:style-name="T3">es una </text:span><text:a xlink:type="simple" xlink:href="https://es.wikipedia.org/wiki/Biblioteca_(programación)" text:style-name="Internet_20_link" text:visited-style-name="Visited_20_Internet_20_Link"><text:span text:style-name="T5">biblioteca</text:span></text:a><text:span text:style-name="T4"> </text:span><text:span text:style-name="T3">gráfica para </text:span><text:a xlink:type="simple" xlink:href="https://es.wikipedia.org/wiki/Lenguaje_de_programación_Java" text:style-name="Internet_20_link" text:visited-style-name="Visited_20_Internet_20_Link"><text:span text:style-name="T5">Java</text:span></text:a><text:span text:style-name="T3">. Incluye </text:span><text:a xlink:type="simple" xlink:href="https://es.wikipedia.org/wiki/Widget" text:style-name="Internet_20_link" text:visited-style-name="Visited_20_Internet_20_Link"><text:span text:style-name="T5">widgets</text:span></text:a><text:span text:style-name="T4"> </text:span><text:span text:style-name="T3">para </text:span><text:a xlink:type="simple" xlink:href="https://es.wikipedia.org/wiki/Interfaz_gráfica_de_usuario" text:style-name="Internet_20_link" text:visited-style-name="Visited_20_Internet_20_Link"><text:span text:style-name="T5">interfaz gráfica de usuario</text:span></text:a><text:span text:style-name="T4"> </text:span><text:span text:style-name="T3">tales como cajas de texto, botones, listas desplegables y tablas.</text:span><text:span text:style-name="T1"> </text:span></text:p>
      <text:h text:style-name="P8" text:outline-level="1">JOptionPane: showMessageDialog y showInputDialog</text:h>
      <text:h text:style-name="P4" text:outline-level="2">Entrada y salida usando ventanas</text:h>
      <text:h text:style-name="P3" text:outline-level="2">JOptionPane</text:h>
      <text:p text:style-name="P6">Esta clase hace realmente fácil el mostrar ventanas standards para mostrar y pedir información a los usuarios. Estas ventanas llamadas Dialogs, se muestran en forma “Modal” que significa que bloquean la aplicación hasta que son cerradas.</text:p>
      <text:p text:style-name="P6">JOptionPane es parte de la librería Swing para el manejo de interfaces gráficas</text:p>
      <text:h text:style-name="P3" text:outline-level="2">String showInputDialog(Object message)</text:h>
      <text:p text:style-name="P6"><draw:frame draw:style-name="fr1" draw:name="Marco1" text:anchor-type="paragraph" svg:width="3.1252in" draw:z-index="0"><draw:text-box fo:min-height="2.6043in"><draw:frame draw:style-name="fr2" draw:name="Objeto1" text:anchor-type="frame" svg:x="0in" svg:y="0in" svg:width="0.0161in" svg:height="0.0161in" draw:z-index="1"><draw:floating-frame draw:frame-name="aswift_2"/></draw:frame><text:p text:style-name="P10"><text:bookmark text:name="aswift_2_anchor"/><text:bookmark text:name="aswift_2_expand"/></text:p></draw:text-box></draw:frame>Este método es una función que muestra una ventana con una caja de texto y dos botones: Aceptar y Cancelar. Si oprimimos aceptar, recibiremos un String con el contenido de la caja de texto como retorno de la función. Si oprimimos cancelar, recibiremos un null como resultado.</text:p>
      <text:p text:style-name="P5"><text:span text:style-name="T8">import</text:span> javax<text:span text:style-name="T10">.</text:span>swing<text:span text:style-name="T10">.</text:span><text:span text:style-name="T12">JOptionPane</text:span><text:span text:style-name="T10">;</text:span></text:p>
      <text:p text:style-name="P15"/>
      <text:p text:style-name="P14"><text:span text:style-name="T8">public</text:span> <text:span text:style-name="T8">class</text:span> <text:span text:style-name="T12">ShowInputDialogExample</text:span> <text:span text:style-name="T10">{</text:span></text:p>
      <text:p text:style-name="P13"><text:s text:c="8"/><text:span text:style-name="T9">public</text:span><text:span text:style-name="T7"> </text:span><text:span text:style-name="T9">static</text:span><text:span text:style-name="T7"> </text:span><text:span text:style-name="T9">void</text:span><text:span text:style-name="T7"> main</text:span><text:span text:style-name="T11">(</text:span><text:span text:style-name="T13">String</text:span><text:span text:style-name="T11">[]</text:span><text:span text:style-name="T7"> args</text:span><text:span text:style-name="T11">)</text:span><text:span text:style-name="T7"> </text:span><text:span text:style-name="T11">{</text:span></text:p>
      <text:p text:style-name="P13"><text:s text:c="16"/><text:span text:style-name="T13">String</text:span><text:span text:style-name="T7"> name </text:span><text:span text:style-name="T11">=</text:span><text:span text:style-name="T7"> </text:span><text:span text:style-name="T13">JOptionPane</text:span><text:span text:style-name="T11">.</text:span><text:span text:style-name="T7">showInputDialog</text:span><text:span text:style-name="T11">(</text:span><text:span text:style-name="T14">"Type your name please"</text:span><text:span text:style-name="T11">);</text:span></text:p>
      <text:p text:style-name="P13"><text:s text:c="16"/><text:span text:style-name="T13">JOptionPane</text:span><text:span text:style-name="T11">.</text:span><text:span text:style-name="T7">showMessageDialog</text:span><text:span text:style-name="T11">(</text:span><text:span text:style-name="T9">null</text:span><text:span text:style-name="T11">,</text:span><text:span text:style-name="T7"> </text:span><text:span text:style-name="T14">"Hello "</text:span><text:span text:style-name="T7"> </text:span><text:span text:style-name="T11">+</text:span><text:span text:style-name="T7"> name</text:span><text:span text:style-name="T11">);</text:span></text:p>
      <text:p text:style-name="P13"><text:s text:c="8"/><text:span text:style-name="T11">}</text:span></text:p>
      <text:p text:style-name="P12">}</text:p>
      <text:p text:style-name="P6"/>
      <text:h text:style-name="P3" text:outline-level="2">showMessageDialog(Component parentComponent, Object message)</text:h>
      <text:p text:style-name="P7"><text:span text:style-name="T6">Este método crea una ventana que muestra un mensaje entregado en el parámetro </text:span><text:span text:style-name="Emphasis"><text:span text:style-name="T6">message</text:span></text:span><text:span text:style-name="T6">. El parámetro </text:span><text:span text:style-name="Emphasis"><text:span text:style-name="T6">parentComponent</text:span></text:span><text:span text:style-name="T6"> es para indicar la ventana padre. En estos primeros tutoriales usaremos null en este parámetro.</text:span></text:p>
      <text:p text:style-name="P9"><text:span text:style-name="T8">import</text:span> javax<text:span text:style-name="T10">.</text:span>swing<text:span text:style-name="T10">.</text:span><text:span text:style-name="T12">JOptionPane</text:span><text:span text:style-name="T10">;</text:span></text:p>
      <text:p text:style-name="P13"><text:s text:c="4"/></text:p>
      <text:p text:style-name="P13"><text:s text:c="4"/><text:span text:style-name="T9">public</text:span><text:span text:style-name="T7"> </text:span><text:span text:style-name="T9">class</text:span><text:span text:style-name="T7"> </text:span><text:span text:style-name="T13">HelloWorld</text:span><text:span text:style-name="T7"> </text:span><text:span text:style-name="T11">{</text:span></text:p>
      <text:p text:style-name="P13"><text:s text:c="8"/><text:span text:style-name="T9">public</text:span><text:span text:style-name="T7"> </text:span><text:span text:style-name="T9">static</text:span><text:span text:style-name="T7"> </text:span><text:span text:style-name="T9">void</text:span><text:span text:style-name="T7"> main</text:span><text:span text:style-name="T11">(</text:span><text:span text:style-name="T13">String</text:span><text:span text:style-name="T11">[]</text:span><text:span text:style-name="T7"> args</text:span><text:span text:style-name="T11">)</text:span><text:span text:style-name="T7"> </text:span><text:span text:style-name="T11">{</text:span></text:p>
      <text:p text:style-name="P13"><text:s text:c="12"/><text:span text:style-name="T13">JOptionPane</text:span><text:span text:style-name="T11">.</text:span><text:span text:style-name="T7">showMessageDialog</text:span><text:span text:style-name="T11">(</text:span><text:span text:style-name="T9">null</text:span><text:span text:style-name="T11">,</text:span><text:span text:style-name="T7"> </text:span><text:span text:style-name="T14">"Hello World"</text:span><text:span text:style-name="T11">);</text:span></text:p>
      <text:p text:style-name="P13"><text:s text:c="8"/><text:span text:style-name="T11">}</text:span></text:p>
      <text:p text:style-name="P11"><text:s text:c="4"/><text:span text:style-name="T11">}</text:span></text:p>
      <text:p text:style-name="P17"/>
      <text:p text:style-name="P17"/>
      <text:p text:style-name="P17">Para ello importar</text:p>
      <text:p text:style-name="P17">import javax.swing.JOptionPane;</text:p>
      <text:p text:style-name="P17">para recoger datos</text:p>
      <text:p text:style-name="P17"><text:s/>String matricula=JOptionPane.showInputDialog("Introduce la matricula");</text:p>
      <text:p text:style-name="P17">para visualizar</text:p>
      <text:p text:style-name="P17">JOptionPane.showMessageDialog(null, "Error: "+e.getMessage() , "Error", JOptionPane.ERROR_MESSAGE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Arial, Helvetica, sans-serif"/>
    <style:font-face style:name="sans-serif" svg:font-family="sans-serif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09:35:14.221498891</meta:creation-date>
    <dc:date>2019-03-28T13:08:21.780928203</dc:date>
    <meta:editing-duration>PT1H42M5S</meta:editing-duration>
    <meta:editing-cycles>9</meta:editing-cycles>
    <meta:generator>LibreOffice/6.0.7.3$Linux_X86_64 LibreOffice_project/00m0$Build-3</meta:generator>
    <meta:document-statistic meta:table-count="0" meta:image-count="0" meta:object-count="1" meta:page-count="1" meta:paragraph-count="40" meta:word-count="377" meta:character-count="2808" meta:non-whitespace-character-count="2360"/>
  </office:meta>
</office:document-meta>
</file>